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2" style:family="paragraph"/>
    <style:style style:name="P8" style:parent-style-name="Normal" style:list-style-name="LFO3" style:family="paragraph"/>
    <style:style style:name="P9" style:parent-style-name="Normal" style:list-style-name="LFO4" style:family="paragraph"/>
    <style:style style:name="P10" style:parent-style-name="Normal" style:list-style-name="LFO5" style:family="paragraph"/>
    <style:style style:name="T11" style:parent-style-name="Fuentedepárrafopredeter." style:family="text">
      <style:text-properties fo:font-weight="bold" style:font-weight-asian="bold" style:font-weight-complex="bold"/>
    </style:style>
    <style:style style:name="TableColumn13" style:family="table-column">
      <style:table-column-properties style:column-width="2.1562in"/>
    </style:style>
    <style:style style:name="TableColumn14" style:family="table-column">
      <style:table-column-properties style:column-width="3in"/>
    </style:style>
    <style:style style:name="TableColumn15" style:family="table-column">
      <style:table-column-properties style:column-width="0.5187in"/>
    </style:style>
    <style:style style:name="Table12" style:family="table">
      <style:table-properties style:width="0in" fo:margin-left="0in" table:align="left"/>
    </style:style>
    <style:style style:name="TableRow16" style:family="table-row">
      <style:table-row-properties style:min-row-height="0.4375in"/>
    </style:style>
    <style:style style:name="TableCell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ableCell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ableCell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22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ACTA DE COMPROMISO DE PROYECTO</text:span>  </text:p>
      <text:p text:style-name="Normal">En la ciudad de  Toledo<text:span text:style-name="T3">, a los 02 días del mes de octubre del año , se reunieron los abajo firmantes con el propósito de dejar constancia del **compromiso adquirido en relación con el proyecto denominado “Proyecto Julio</text:span>”**.  </text:p>
      <text:p text:style-name="Normal"><text:span text:style-name="T4">OBJETO DEL ACTA</text:span>  </text:p>
      <text:p text:style-name="Normal">El presente documento tiene como finalidad establecer de manera formal la voluntad y responsabilidad de cada uno de los integrantes del equipo para llevar a cabo las tareas que les han sido encomendadas, en conformidad con los objetivos, plazos y recursos establecidos para el correcto desarrollo del proyecto.  </text:p>
      <text:p text:style-name="Normal"><text:span text:style-name="T5">COMPROMISO</text:span>  </text:p>
      <text:p text:style-name="Normal">Los participantes acuerdan:  </text:p>
      <text:list text:style-name="LFO1" text:continue-numbering="true">
        <text:list-item>
          <text:p text:style-name="P6">Cumplir con las actividades asignadas en tiempo y forma, de acuerdo con el plan de trabajo.  </text:p>
        </text:list-item>
      </text:list>
      <text:list text:style-name="LFO2" text:continue-numbering="true">
        <text:list-item>
          <text:p text:style-name="P7">Colaborar de manera responsable, transparente y coordinada con el resto del equipo.  </text:p>
        </text:list-item>
      </text:list>
      <text:list text:style-name="LFO3" text:continue-numbering="true">
        <text:list-item>
          <text:p text:style-name="P8">Informar oportunamente sobre cualquier dificultad que pudiera afectar el desarrollo del proyecto.  </text:p>
        </text:list-item>
      </text:list>
      <text:list text:style-name="LFO4" text:continue-numbering="true">
        <text:list-item>
          <text:p text:style-name="P9">Respetar los plazos de entrega y lineamientos definidos por la coordinación general.  </text:p>
        </text:list-item>
      </text:list>
      <text:list text:style-name="LFO5" text:continue-numbering="true">
        <text:list-item>
          <text:p text:style-name="P10">Contribuir a la consecución de los objetivos comunes, priorizando el éxito del proyecto sobre intereses particulares.  </text:p>
        </text:list-item>
      </text:list>
      <text:p text:style-name="Normal"><text:span text:style-name="T11">FIRMAS DE LOS COMPROMETIDOS</text:span>  </text:p>
      <text:p text:style-name="Normal">En constancia de conformidad, firman los participantes:  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Normal"><text:span text:style-name="T18">NOMBRE COMPLETO</text:span>  </text:p>
          </table:table-cell>
          <table:table-cell table:style-name="TableCell19">
            <text:p text:style-name="Normal"><text:span text:style-name="T20">CARGO / ROL EN EL PROYECTO</text:span>  </text:p>
          </table:table-cell>
          <table:table-cell table:style-name="TableCell21">
            <text:p text:style-name="Normal"><text:span text:style-name="T22">FIRMA</text:span> </text:p>
          </table:table-cell>
        </table:table-row>
      </table:table>
      <text:p text:style-name="Normal">Blanca Molero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lanca molerok</meta:initial-creator>
    <dc:creator>blanca molerok</dc:creator>
    <meta:creation-date>2025-10-02T15:43:00Z</meta:creation-date>
    <dc:date>2025-10-02T15:47:00Z</dc:date>
    <meta:template xlink:href="Normal.dotm" xlink:type="simple"/>
    <meta:editing-cycles>1</meta:editing-cycles>
    <meta:editing-duration>PT240S</meta:editing-duration>
    <meta:document-statistic meta:page-count="1" meta:paragraph-count="17" meta:word-count="193" meta:character-count="1277" meta:row-count="27" meta:non-whitespace-character-count="1066"/>
  </office:meta>
</office:document-meta>
</file>